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right"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right" fo:break-before="auto" fo:line-height="115%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text-align="right"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text-align="right"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text-align="right"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Entradas</text:span></text:p>
      <text:p text:style-name="P2"/>
      <text:list text:style-name="LS1" xml:id="list0">
        <text:list-item>
          <text:p text:style-name="P3"><text:span text:style-name="T3_1">Información</text:span><text:span text:style-name="T3_2"><text:s/></text:span><text:span text:style-name="T3_3">del</text:span><text:span text:style-name="T3_4"><text:s/></text:span><text:span text:style-name="T3_5">pasante</text:span><text:span text:style-name="T3_6">.</text:span></text:p>
        </text:list-item>
        <text:list-item>
          <text:p text:style-name="P4"><text:span text:style-name="T4_1">Información</text:span><text:span text:style-name="T4_2"><text:s/></text:span><text:span text:style-name="T4_3">de</text:span><text:span text:style-name="T4_4"><text:s/></text:span><text:span text:style-name="T4_5">la</text:span><text:span text:style-name="T4_6"><text:s/></text:span><text:span text:style-name="T4_7">pasantía</text:span><text:span text:style-name="T4_8">.</text:span></text:p>
        </text:list-item>
        <text:list-item>
          <text:p text:style-name="P5"><text:span text:style-name="T5_1">Número</text:span><text:span text:style-name="T5_2"><text:s/></text:span><text:span text:style-name="T5_3">de</text:span><text:span text:style-name="T5_4"><text:s/></text:span><text:span text:style-name="T5_5">carta</text:span><text:span text:style-name="T5_6">.</text:span></text:p>
        </text:list-item>
        <text:list-item>
          <text:p text:style-name="P6"><text:span text:style-name="T6_1">Estado</text:span><text:span text:style-name="T6_2"><text:s/></text:span><text:span text:style-name="T6_3">de</text:span><text:span text:style-name="T6_4"><text:s/></text:span><text:span text:style-name="T6_5">la</text:span><text:span text:style-name="T6_6"><text:s/></text:span><text:span text:style-name="T6_7">pasantía</text:span><text:span text:style-name="T6_8">.</text:span></text:p>
        </text:list-item>
        <text:list-item>
          <text:p text:style-name="P7"><text:span text:style-name="T7_1">Información</text:span><text:span text:style-name="T7_2"><text:s/></text:span><text:span text:style-name="T7_3">del</text:span><text:span text:style-name="T7_4"><text:s/></text:span><text:span text:style-name="T7_5">periodo</text:span><text:span text:style-name="T7_6"><text:s/></text:span><text:span text:style-name="T7_7">académico</text:span><text:span text:style-name="T7_8">.</text:span></text:p>
        </text:list-item>
      </text:list>
      <text:p text:style-name="P8"/>
      <text:p text:style-name="P9"><text:span text:style-name="T9_1">Procesos</text:span></text:p>
      <text:p text:style-name="P10"/>
      <text:list text:style-name="LS2" xml:id="list5">
        <text:list-item>
          <text:p text:style-name="P11"><text:span text:style-name="T11_1">Registrar</text:span><text:span text:style-name="T11_2"><text:s/></text:span><text:span text:style-name="T11_3">usuario</text:span></text:p>
        </text:list-item>
        <text:list-item>
          <text:p text:style-name="P12"><text:span text:style-name="T12_1">Registrar</text:span><text:span text:style-name="T12_2"><text:s/></text:span><text:span text:style-name="T12_3">pasantía</text:span></text:p>
        </text:list-item>
        <text:list-item>
          <text:p text:style-name="P13"><text:span text:style-name="T13_1">Administrar</text:span><text:span text:style-name="T13_2"><text:s/></text:span><text:span text:style-name="T13_3">periodos</text:span><text:span text:style-name="T13_4"><text:s/></text:span><text:span text:style-name="T13_5">académicos</text:span><text:span text:style-name="T13_6">.</text:span></text:p>
        </text:list-item>
        <text:list-item>
          <text:p text:style-name="P14"><text:span text:style-name="T14_1">Asignar</text:span><text:span text:style-name="T14_2"><text:s/></text:span><text:span text:style-name="T14_3">número</text:span><text:span text:style-name="T14_4"><text:s/></text:span><text:span text:style-name="T14_5">de</text:span><text:span text:style-name="T14_6"><text:s/></text:span><text:span text:style-name="T14_7">carta</text:span><text:span text:style-name="T14_8">.</text:span></text:p>
        </text:list-item>
        <text:list-item>
          <text:p text:style-name="P15"><text:span text:style-name="T15_1">Modificar</text:span><text:span text:style-name="T15_2"><text:s/></text:span><text:span text:style-name="T15_3">el</text:span><text:span text:style-name="T15_4"><text:s/></text:span><text:span text:style-name="T15_5">estado</text:span><text:span text:style-name="T15_6"><text:s/></text:span><text:span text:style-name="T15_7">de</text:span><text:span text:style-name="T15_8"><text:s/></text:span><text:span text:style-name="T15_9">la</text:span><text:span text:style-name="T15_10"><text:s/></text:span><text:span text:style-name="T15_11">pasantía</text:span><text:span text:style-name="T15_12">.</text:span></text:p>
        </text:list-item>
        <text:list-item>
          <text:p text:style-name="P16"><text:span text:style-name="T16_1">Consulta</text:span><text:span text:style-name="T16_2"><text:s/></text:span><text:span text:style-name="T16_3">el</text:span><text:span text:style-name="T16_4"><text:s/></text:span><text:span text:style-name="T16_5">estado</text:span><text:span text:style-name="T16_6"><text:s/></text:span><text:span text:style-name="T16_7">de</text:span><text:span text:style-name="T16_8"><text:s/></text:span><text:span text:style-name="T16_9">la</text:span><text:span text:style-name="T16_10"><text:s/></text:span><text:span text:style-name="T16_11">pasantía</text:span><text:span text:style-name="T16_12">.</text:span></text:p>
        </text:list-item>
        <text:list-item>
          <text:p text:style-name="P17"><text:span text:style-name="T17_1">Generar</text:span><text:span text:style-name="T17_2"><text:s/></text:span><text:span text:style-name="T17_3">carta</text:span><text:span text:style-name="T17_4"><text:s/></text:span><text:span text:style-name="T17_5">de</text:span><text:span text:style-name="T17_6"><text:s/></text:span><text:span text:style-name="T17_7">lapsos</text:span><text:span text:style-name="T17_8">.</text:span></text:p>
        </text:list-item>
        <text:list-item>
          <text:p text:style-name="P18"><text:span text:style-name="T18_1">Generar</text:span><text:span text:style-name="T18_2"><text:s/></text:span><text:span text:style-name="T18_3">reporte</text:span><text:span text:style-name="T18_4"><text:s/></text:span><text:span text:style-name="T18_5">final</text:span><text:span text:style-name="T18_6">.</text:span></text:p>
        </text:list-item>
      </text:list>
      <text:p text:style-name="P19"/>
      <text:p text:style-name="P20"><text:span text:style-name="T20_1">Salidas</text:span></text:p>
      <text:p text:style-name="P21"/>
      <text:list text:style-name="LS3" xml:id="list13">
        <text:list-item>
          <text:p text:style-name="P22"><text:span text:style-name="T22_1">Reportes</text:span><text:span text:style-name="T22_2"><text:s/></text:span><text:span text:style-name="T22_3">finales</text:span><text:span text:style-name="T22_4">.</text:span></text:p>
        </text:list-item>
        <text:list-item>
          <text:p text:style-name="P23"><text:span text:style-name="T23_1">Carta</text:span><text:span text:style-name="T23_2"><text:s/></text:span><text:span text:style-name="T23_3">de</text:span><text:span text:style-name="T23_4"><text:s/></text:span><text:span text:style-name="T23_5">lapso</text:span><text:span text:style-name="T23_6">.</text:span></text:p>
        </text:list-item>
      </text:list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1_1">José</text:span><text:span text:style-name="T31_2"><text:s/></text:span><text:span text:style-name="T31_3">Espinoza</text:span><text:span text:style-name="T31_4">.<text:s/></text:span><text:span text:style-name="T31_5">CI</text:span><text:span text:style-name="T31_6"><text:s/>23480298</text:span></text:p>
      <text:p text:style-name="P32"><text:span text:style-name="T32_1">Leandro</text:span><text:span text:style-name="T32_2"><text:s/></text:span><text:span text:style-name="T32_3">Mayor</text:span><text:span text:style-name="T32_4">.<text:s/></text:span><text:span text:style-name="T32_5">CI</text:span><text:span text:style-name="T32_6"><text:s/>20842803</text:span></text:p>
      <text:p text:style-name="P33"><text:span text:style-name="T33_1">Simon</text:span><text:span text:style-name="T33_2"><text:s/></text:span><text:span text:style-name="T33_3">Oroño</text:span><text:span text:style-name="T33_4">.<text:s/></text:span><text:span text:style-name="T33_5">CI</text:span><text:span text:style-name="T33_6"><text:s/>23270382</text:span>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